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paragraph-rsid="0026996c"/>
    </style:style>
    <style:style style:name="P2" style:family="paragraph" style:parent-style-name="Standard">
      <style:paragraph-properties fo:text-align="start" style:justify-single-word="false"/>
      <style:text-properties style:font-name="Arial" officeooo:paragraph-rsid="00224c90"/>
    </style:style>
    <style:style style:name="P3" style:family="paragraph" style:parent-style-name="Standard">
      <style:paragraph-properties fo:text-align="justify" style:justify-single-word="false"/>
      <style:text-properties style:font-name="Arial" officeooo:paragraph-rsid="00224c90"/>
    </style:style>
    <style:style style:name="P4" style:family="paragraph" style:parent-style-name="Standard">
      <style:paragraph-properties fo:text-align="justify" style:justify-single-word="false"/>
      <style:text-properties style:font-name="Arial" officeooo:paragraph-rsid="00258efd"/>
    </style:style>
    <style:style style:name="P5" style:family="paragraph" style:parent-style-name="Standard">
      <style:paragraph-properties fo:text-align="justify" style:justify-single-word="false"/>
      <style:text-properties style:font-name="Arial" officeooo:paragraph-rsid="0026996c"/>
    </style:style>
    <style:style style:name="T1" style:family="text">
      <style:text-properties fo:font-weight="bold" style:font-weight-asian="bold" style:font-weight-complex="bold"/>
    </style:style>
    <style:style style:name="T2" style:family="text">
      <style:text-properties fo:font-weight="bold" officeooo:rsid="0025dbb3" style:font-weight-asian="bold" style:font-weight-complex="bold"/>
    </style:style>
    <style:style style:name="T3" style:family="text">
      <style:text-properties officeooo:rsid="002143d6"/>
    </style:style>
    <style:style style:name="T4" style:family="text">
      <style:text-properties officeooo:rsid="00258efd"/>
    </style:style>
    <style:style style:name="T5" style:family="text">
      <style:text-properties fo:font-weight="normal" style:font-weight-asian="normal" style:font-weight-complex="normal"/>
    </style:style>
    <style:style style:name="T6" style:family="text">
      <style:text-properties officeooo:rsid="0025dbb3"/>
    </style:style>
    <style:style style:name="T7" style:family="text">
      <style:text-properties style:font-name="Arial"/>
    </style:style>
    <style:style style:name="T8" style:family="text">
      <style:text-properties style:font-name="Ari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PROYECTO BASES DE DATOS</text:span><text:line-break/><text:span text:style-name="T1">------------------------------------------------------------------------------------------------------------------------</text:span><text:line-break/><text:span text:style-name="T1">Ideas iniciales:</text:span><text:line-break/> <text:s text:c="3"/>-&gt; Irauto (Trabajo ADMON Jon+Carlos)<text:line-break/> <text:s text:c="3"/>-&gt; Empresa <text:line-break/> <text:s text:c="3"/>-&gt; Tienda<text:line-break/> <text:s text:c="3"/>-&gt; Escuela<text:line-break/> <text:s text:c="3"/>-&gt; Biblioteca<text:line-break/> <text:s text:c="3"/>-&gt; Hospital<text:line-break/> <text:s text:c="3"/>-&gt; Banco<text:line-break/> <text:s text:c="3"/>-&gt; Museo<text:line-break/> <text:s text:c="3"/>-&gt; Videojuego<text:line-break/> <text:s text:c="3"/>-&gt; Reinos de Thalesia <text:span text:style-name="T1">[X]</text:span><text:line-break/><text:span text:style-name="T1">------------------------------------------------------------------------------------------------------------------------</text:span><text:line-break/><text:span text:style-name="T1">Plant</text:span><text:span text:style-name="T2">e</text:span><text:span text:style-name="T1">amiento:</text:span><text:line-break/><text:span text:style-name="T7"> <text:s text:c="3"/></text:span></text:p>
      <text:p text:style-name="P3">El señor Mario, en toda su buena voluntad, desea facilitar el trabajo a los gestores del juego de rol "Reinos de Thalesia". Por ello, dado que las <text:span text:style-name="T3">características</text:span> de este juego hacen que tenga que manejarse una inmensa cantidad de datos les propone diseñar y crear una base de datos para centralizar su <text:span text:style-name="T3">gestión</text:span> y dejar de utilizar hojas de Excel repartidas entre la carpeta de Escritorio, Google Drive y Descargas.<text:line-break/></text:p>
      <text:p text:style-name="P3">Teniendo en cuenta que este juego se basa en un foro, se plantean los siguientes supuestos:</text:p>
      <text:p text:style-name="P4"/>
      <text:p text:style-name="P4"><text:span text:style-name="T1">1 -&gt;</text:span> Como todo foro, existen usuarios de los cuales se requiere almacenar su información personal que sera la siguiente: Login, Correo electrónico, Contraseña, Genero, Fecha De Nacimiento, Localización. Se querrá almacenar también su personaje para el juego. El usuario podrá también supervisar temas que sean de su interés con lo cual se deberá almacenar esta información también. Ademas, podrán ser moderadores de temas lo cual se tendrá que almacenar.</text:p>
      <text:p text:style-name="P4"/>
      <text:p text:style-name="P4"><text:span text:style-name="T1">2 -&gt;</text:span> Ha de tenerse en cuenta que los usuarios pueden ser administradores del <text:span text:style-name="T4">foro.</text:span><text:line-break/></text:p>
      <text:p text:style-name="P4"><text:span text:style-name="T1">3 -&gt; </text:span>En dicho foro también se encuentran temas de discusión, de estos queremos almacenar su titulo, Fecha de creación y su creador. Los distinguiremos por un código (Autonum). Los temas son creados por usuarios administradores y dichos temas albergan conversaciones.<text:line-break/></text:p>
      <text:p text:style-name="P1"><text:span text:style-name="T1">4 -&gt;</text:span> Dentro de cada tema, habrá una o varias conversaciones que pueden ser creadas tanto por usuarios sean o no administradores, de estas conversaciones queremos almacenar su titulo, su fecha de creación y si se encuentra bloqueado/cerrado y los mensajes que se escriban en ellas.</text:p>
      <text:p text:style-name="P1"/>
      <text:p text:style-name="P4"><text:span text:style-name="T1">5 -&gt;</text:span> En cada conversación los usuarios podrán escribir mensajes, de estos se debe almacenar su contenido <text:span text:style-name="T4">y </text:span>la fecha de creación de este ademas de quien lo ha escrito.<text:line-break/></text:p>
      <text:p text:style-name="P1"><text:span text:style-name="T1">6 -&gt;</text:span> A nivel de juego, un usuario tiene un personaje que es único en su existencia, de este personaje se necesitara conocer su Nombre, Apellidos, Genero, Raza, Clase, Religión, Magia, Historia, Dinero. Debe almacenarse también a que reino pertenece y obviamente el jugador al que pertenece.</text:p>
      <text:p text:style-name="P1"/>
      <text:p text:style-name="P4"><text:soft-page-break/><text:span text:style-name="T1">7 -&gt;</text:span> En el juego existen diferentes reinos únicos, de estos reinos se quiere almacenar su Nombre, Monarca, Forma de gobierno, Legado, Contacto, Lema, Religión de estado, Ejercito, Territorio Capital, Descripción los territorios que posee y los personajes que pertenecen a este reino. Tanto Legado como Monarca deben ser personajes de jugadores.<text:line-break/></text:p>
      <text:p text:style-name="P1"><text:span text:style-name="T1">8 -&gt;</text:span> Los reinos, como un reino real, poseen territorios que serán también únicos. De un territorio se debe almacenar su Nombre, el reino al que pertenece, su Tipo de topo<text:span text:style-name="T6">l</text:span>og<text:span text:style-name="T6">í</text:span>a (Montaña, Llanura...) y sus recursos.</text:p>
      <text:p text:style-name="P1"/>
      <text:p text:style-name="P4"><text:span text:style-name="T1">9 -&gt;</text:span> Cada territorio poseerá una serie de recursos que otorgara al reino. Estos recursos serán Comida, Madera, Piedra, Hierro, Dinero, Población, Edificios, Asedio(Atk), Defensas(Def).<text:line-break/></text:p>
      <text:p text:style-name="P1"><text:span text:style-name="T8">10 -&gt;</text:span><text:span text:style-name="T7"> Se debe tener en cuenta que también se organizan eventos (de rol) para los usuarios del foro. De estos eventos se debe conocer su Nombre, Detalles, Fecha de inicio y Fecha de fin, la ubicación en la cual se desarrolla, el coste que tenga y sus participantes. Los usuarios pueden participar en estos eventos con sus personajes o con personajes genéricos para evitar la perdida de sus preciadas creaciones, el como participa deberá saberse.</text:span></text:p>
      <text:p text:style-name="P1"><text:s text:c="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6T06:19:49.461000000</meta:creation-date>
    <dc:date>2019-12-17T10:54:58.336000000</dc:date>
    <meta:editing-duration>PT42M57S</meta:editing-duration>
    <meta:editing-cycles>12</meta:editing-cycles>
    <meta:generator>LibreOffice/6.3.3.2$Windows_X86_64 LibreOffice_project/a64200df03143b798afd1ec74a12ab50359878ed</meta:generator>
    <meta:document-statistic meta:table-count="0" meta:image-count="0" meta:object-count="0" meta:page-count="2" meta:paragraph-count="14" meta:word-count="560" meta:character-count="3732" meta:non-whitespace-character-count="3131"/>
  </office:meta>
</office:document-meta>
</file>